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 text:style-name="P1"><text:span text:style-name="T1">$tar xvfz DirectFB-0.9.0.tar.gz</text:span></text:p>
            <text:p text:style-name="P1"><text:span text:style-name="T1">$cd DirectFB-0.9.0</text:span></text:p>
            <text:p text:style-name="P1"><text:span text:style-name="T1">$./configure --prefix=/home/directfb --enable-debug</text:span></text:p>
            <text:p text:style-name="P1"><text:span text:style-name="T1">$make</text:span></text:p>
            <text:p text:style-name="P1"><text:span text:style-name="T1">$make install</text:span></text:p>
            <text:p text:style-name="P1"><text:span text:style-name="T1">$su</text:span></text:p>
            <text:p text:style-name="P1"><text:span text:style-name="T1">Password:</text:span></text:p>
            <text:p text:style-name="P1"><text:span text:style-name="T1">$cp fb.modes /etc</text:span></text:p>
            <text:p text:style-name="P1"><text:span text:style-name="T1">$cd /home/directfb/bin</text:span></text:p>
            <text:p text:style-name="P1"><text:span text:style-name="T1">$./df_window</text:span></text:p>
            <text:p text:style-name="P1"><text:span text:style-name="T1">[root@summit bin]# ./df_windo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8cm" svg:height="12.178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only the `make install' phase executed with root privileges</text:span></text:p>
              </text:list-header>
              <text:list-item>
                <text:p text:style-name="P1"><text:span text:style-name="T1">To also remove the files that `configure' created <text:s/>type `make distclean'</text:span></text:p>
              </text:list-item>
              <text:list-item>
                <text:p text:style-name="P1"><text:span text:style-name="T1">./configure --enable-x11</text:span></text:p>
              </text:list-item>
              <text:list-item>
                <text:p text:style-name="P1"><text:span text:style-name="T1"><text:s/></text:span><text:span text:style-name="T1">--enable-trace <text:s text:c="9"/>enable call tracing [default=no]</text:span></text:p>
              </text:list-item>
              <text:list-item>
                <text:p text:style-name="P1"><text:span text:style-name="T1">--enable-fusionsound</text:span></text:p>
              </text:list-item>
              <text:list-item>
                <text:p text:style-name="P1"><text:span text:style-name="T1">DirectFB only supprots GNU/Linux but also supports other O.S's using SDL</text:span></text:p>
              </text:list-item>
              <text:list-item>
                <text:p text:style-name="P1"><text:span text:style-name="T2"><text:a xlink:href="http://stackoverflow.com/questions/480764/linux-error-while-loading-shared-libraries-cannot-open-shared-object-file-no-s" xlink:type="simple">http://stackoverflow.com/questions/480764/linux-error-while-loading-shared-libraries-cannot-open-shared-object-file-no-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7:45:40.046455673</meta:creation-date>
    <dc:date>2015-01-10T19:26:25.792121949</dc:date>
    <meta:editing-duration>PT1H39M58S</meta:editing-duration>
    <meta:editing-cycles>11</meta:editing-cycles>
    <meta:generator>LibreOffice/4.2.6.3$Linux_x86 LibreOffice_project/420m0$Build-3</meta:generator>
    <meta:document-statistic meta:object-count="29"/>
  </office:meta>
</office:document-meta>
</file>